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0.751cm"/>
    </style:style>
    <style:style style:name="co4" style:family="table-column">
      <style:table-column-properties fo:break-before="auto" style:column-width="0.58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1.704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379cm"/>
    </style:style>
    <style:style style:name="co14" style:family="table-column">
      <style:table-column-properties fo:break-before="auto" style:column-width="55.1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Category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9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Search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195.17578125">
            <text:p>195.17578125</text:p>
          </table:table-cell>
          <table:table-cell office:value-type="float" office:value="105.540771484">
            <text:p>105.540771484</text:p>
          </table:table-cell>
          <table:table-cell office:value-type="float" office:value="79.7463378906">
            <text:p>79.7463378906</text:p>
          </table:table-cell>
          <table:table-cell office:value-type="float" office:value="21.87109375">
            <text:p>21.8710937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22.7155761719">
            <text:p>22.715576171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22.7106933594">
            <text:p>22.7106933594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22.7436523438">
            <text:p>22.7436523438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22.8693847656">
            <text:p>22.8693847656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282.107910156">
            <text:p>282.107910156</text:p>
          </table:table-cell>
          <table:table-cell office:value-type="float" office:value="202.227539062">
            <text:p>202.227539062</text:p>
          </table:table-cell>
          <table:table-cell office:value-type="float" office:value="147.719970703">
            <text:p>147.719970703</text:p>
          </table:table-cell>
          <table:table-cell office:value-type="float" office:value="45.5712890625">
            <text:p>45.5712890625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44.8227539062">
            <text:p>44.8227539062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44.7583007812">
            <text:p>44.7583007812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44.4750976562">
            <text:p>44.4750976562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44.8269042969">
            <text:p>44.8269042969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04.634033203">
            <text:p>404.634033203</text:p>
          </table:table-cell>
          <table:table-cell office:value-type="float" office:value="338.128662109">
            <text:p>338.128662109</text:p>
          </table:table-cell>
          <table:table-cell office:value-type="float" office:value="224.980712891">
            <text:p>224.980712891</text:p>
          </table:table-cell>
          <table:table-cell office:value-type="float" office:value="95.1860351562">
            <text:p>95.1860351562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91.6403808594">
            <text:p>91.6403808594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91.1435546875">
            <text:p>91.1435546875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91.2783203125">
            <text:p>91.27832031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91.4372558594">
            <text:p>91.4372558594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170.4609375">
            <text:p>1170.4609375</text:p>
          </table:table-cell>
          <table:table-cell office:value-type="float" office:value="803.705322266">
            <text:p>803.705322266</text:p>
          </table:table-cell>
          <table:table-cell office:value-type="float" office:value="582.856445312">
            <text:p>582.856445312</text:p>
          </table:table-cell>
          <table:table-cell office:value-type="float" office:value="185.888183594">
            <text:p>185.88818359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180.975097656">
            <text:p>180.975097656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180.863769531">
            <text:p>180.863769531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181.431640625">
            <text:p>181.431640625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181.325439453">
            <text:p>181.325439453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2677.08569336">
            <text:p>2677.08569336</text:p>
          </table:table-cell>
          <table:table-cell office:value-type="float" office:value="1750.92456055">
            <text:p>1750.92456055</text:p>
          </table:table-cell>
          <table:table-cell office:value-type="float" office:value="1305.56103516">
            <text:p>1305.56103516</text:p>
          </table:table-cell>
          <table:table-cell office:value-type="float" office:value="374.739013672">
            <text:p>374.739013672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367.501464844">
            <text:p>367.501464844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367.483886719">
            <text:p>367.483886719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367.212402344">
            <text:p>367.212402344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366.830078125">
            <text:p>366.830078125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2936.7109375">
            <text:p>2936.7109375</text:p>
          </table:table-cell>
          <table:table-cell office:value-type="float" office:value="2688.44140625">
            <text:p>2688.44140625</text:p>
          </table:table-cell>
          <table:table-cell office:value-type="float" office:value="1791.52416992">
            <text:p>1791.52416992</text:p>
          </table:table-cell>
          <table:table-cell office:value-type="float" office:value="756.939697266">
            <text:p>756.939697266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730.927978516">
            <text:p>730.927978516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730.699462891">
            <text:p>730.699462891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733.884277344">
            <text:p>733.884277344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728.031005859">
            <text:p>728.031005859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6624.93115234">
            <text:p>6624.93115234</text:p>
          </table:table-cell>
          <table:table-cell office:value-type="float" office:value="6201.2746582">
            <text:p>6201.2746582</text:p>
          </table:table-cell>
          <table:table-cell office:value-type="float" office:value="4407.16064453">
            <text:p>4407.16064453</text:p>
          </table:table-cell>
          <table:table-cell office:value-type="float" office:value="1510.1784668">
            <text:p>1510.1784668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1472.06054688">
            <text:p>1472.0605468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1453.40332031">
            <text:p>1453.40332031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1456.57397461">
            <text:p>1456.57397461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1453.73388672">
            <text:p>1453.73388672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3225.9990234">
            <text:p>43225.9990234</text:p>
          </table:table-cell>
          <table:table-cell office:value-type="float" office:value="41980.6706543">
            <text:p>41980.6706543</text:p>
          </table:table-cell>
          <table:table-cell office:value-type="float" office:value="38438.0021973">
            <text:p>38438.0021973</text:p>
          </table:table-cell>
          <table:table-cell office:value-type="float" office:value="2984.48730469">
            <text:p>2984.48730469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2932.45166016">
            <text:p>2932.45166016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2919.0534668">
            <text:p>2919.0534668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2971.26733398">
            <text:p>2971.26733398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2981.2800293">
            <text:p>2981.2800293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37444.375">
            <text:p>137444.375</text:p>
          </table:table-cell>
          <table:table-cell office:value-type="float" office:value="136006.333252">
            <text:p>136006.333252</text:p>
          </table:table-cell>
          <table:table-cell office:value-type="float" office:value="131226.889404">
            <text:p>131226.889404</text:p>
          </table:table-cell>
          <table:table-cell office:value-type="float" office:value="4194.45288086">
            <text:p>4194.45288086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5954.3671875">
            <text:p>5954.3671875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5876.97314453">
            <text:p>5876.97314453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5862.25537109">
            <text:p>5862.25537109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5868.94873047">
            <text:p>5868.94873047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3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318844.869873">
            <text:p>318844.869873</text:p>
          </table:table-cell>
          <table:table-cell office:value-type="float" office:value="315651.98999">
            <text:p>315651.98999</text:p>
          </table:table-cell>
          <table:table-cell office:value-type="float" office:value="306332.30835">
            <text:p>306332.30835</text:p>
          </table:table-cell>
          <table:table-cell office:value-type="float" office:value="8128.19140625">
            <text:p>8128.19140625</text:p>
          </table:table-cell>
          <table:table-cell office:value-type="float" office:value="12199">
            <text:p>1219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11844.9047852">
            <text:p>11844.9047852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11856.6420898">
            <text:p>11856.642089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11916.6630859">
            <text:p>11916.6630859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11855.7265625">
            <text:p>11855.7265625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3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780773.271973">
            <text:p>780773.271973</text:p>
          </table:table-cell>
          <table:table-cell office:value-type="float" office:value="775652.500977">
            <text:p>775652.500977</text:p>
          </table:table-cell>
          <table:table-cell office:value-type="float" office:value="757748.286621">
            <text:p>757748.286621</text:p>
          </table:table-cell>
          <table:table-cell office:value-type="float" office:value="15524.5874023">
            <text:p>15524.5874023</text:p>
          </table:table-cell>
          <table:table-cell office:value-type="float" office:value="24059">
            <text:p>2405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23819.5563965">
            <text:p>23819.5563965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23795.7375488">
            <text:p>23795.7375488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23683.3286133">
            <text:p>23683.3286133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23590.3459473">
            <text:p>23590.3459473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3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622021.39404">
            <text:p>1622021.39404</text:p>
          </table:table-cell>
          <table:table-cell office:value-type="float" office:value="1609964.85864">
            <text:p>1609964.85864</text:p>
          </table:table-cell>
          <table:table-cell office:value-type="float" office:value="1558213.23242">
            <text:p>1558213.23242</text:p>
          </table:table-cell>
          <table:table-cell office:value-type="float" office:value="43710.5251465">
            <text:p>43710.5251465</text:p>
          </table:table-cell>
          <table:table-cell office:value-type="float" office:value="48440">
            <text:p>48440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47053.0600586">
            <text:p>47053.0600586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46864.6357422">
            <text:p>46864.6357422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46915.2009277">
            <text:p>46915.2009277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46904.3625488">
            <text:p>46904.3625488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</table:table>
      <table:table table:name="RefineA_" table:style-name="ta1">
        <table:table-column table:style-name="co7" table:number-columns-repeated="8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</table:table-row>
        <table:table-row table:style-name="ro2" table:number-rows-repeated="10485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fineA" table:style-name="ta1">
        <table:table-column table:style-name="co7" table:number-columns-repeated="9" table:default-cell-style-name="Default"/>
        <table:table-row table:style-name="ro3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  <table:table-cell office:value-type="string">
            <text:p>Traversal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24.6237792969">
            <text:p>24.6237792969</text:p>
          </table:table-cell>
          <table:table-cell office:value-type="float" office:value="9.50927734375">
            <text:p>9.5092773438</text:p>
          </table:table-cell>
          <table:table-cell office:value-type="float" office:value="11.1213378906">
            <text:p>11.1213378906</text:p>
          </table:table-cell>
          <table:table-cell office:value-type="float" office:value="25">
            <text:p>25</text:p>
          </table:table-cell>
          <table:table-cell table:formula="of:=[.E2]-(SUM([.F2];[.G2]))" office:value-type="float" office:value="3.99316406255">
            <text:p>3.9931640626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24.6318359375">
            <text:p>24.6318359375</text:p>
          </table:table-cell>
          <table:table-cell office:value-type="float" office:value="9.435546875">
            <text:p>9.435546875</text:p>
          </table:table-cell>
          <table:table-cell office:value-type="float" office:value="11.2109375">
            <text:p>11.2109375</text:p>
          </table:table-cell>
          <table:table-cell office:value-type="float" office:value="25">
            <text:p>25</text:p>
          </table:table-cell>
          <table:table-cell table:formula="of:=[.E3]-(SUM([.F3];[.G3]))" office:value-type="float" office:value="3.9853515625">
            <text:p>3.985351562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24.6437988281">
            <text:p>24.6437988281</text:p>
          </table:table-cell>
          <table:table-cell office:value-type="float" office:value="9.4736328125">
            <text:p>9.4736328125</text:p>
          </table:table-cell>
          <table:table-cell office:value-type="float" office:value="11.2099609375">
            <text:p>11.2099609375</text:p>
          </table:table-cell>
          <table:table-cell office:value-type="float" office:value="25">
            <text:p>25</text:p>
          </table:table-cell>
          <table:table-cell table:formula="of:=[.E4]-(SUM([.F4];[.G4]))" office:value-type="float" office:value="3.9602050781">
            <text:p>3.9602050781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24.7700195312">
            <text:p>24.7700195312</text:p>
          </table:table-cell>
          <table:table-cell office:value-type="float" office:value="9.55737304688">
            <text:p>9.5573730469</text:p>
          </table:table-cell>
          <table:table-cell office:value-type="float" office:value="11.2333984375">
            <text:p>11.2333984375</text:p>
          </table:table-cell>
          <table:table-cell office:value-type="float" office:value="25">
            <text:p>25</text:p>
          </table:table-cell>
          <table:table-cell table:formula="of:=[.E5]-(SUM([.F5];[.G5]))" office:value-type="float" office:value="3.97924804682">
            <text:p>3.9792480468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47.9291992188">
            <text:p>47.9291992188</text:p>
          </table:table-cell>
          <table:table-cell office:value-type="float" office:value="18.7854003906">
            <text:p>18.7854003906</text:p>
          </table:table-cell>
          <table:table-cell office:value-type="float" office:value="21.7717285156">
            <text:p>21.7717285156</text:p>
          </table:table-cell>
          <table:table-cell office:value-type="float" office:value="36">
            <text:p>36</text:p>
          </table:table-cell>
          <table:table-cell table:formula="of:=[.E6]-(SUM([.F6];[.G6]))" office:value-type="float" office:value="7.3720703126">
            <text:p>7.3720703126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47.9440917969">
            <text:p>47.9440917969</text:p>
          </table:table-cell>
          <table:table-cell office:value-type="float" office:value="18.6857910156">
            <text:p>18.6857910156</text:p>
          </table:table-cell>
          <table:table-cell office:value-type="float" office:value="21.8474121094">
            <text:p>21.8474121094</text:p>
          </table:table-cell>
          <table:table-cell office:value-type="float" office:value="36">
            <text:p>36</text:p>
          </table:table-cell>
          <table:table-cell table:formula="of:=[.E7]-(SUM([.F7];[.G7]))" office:value-type="float" office:value="7.4108886719">
            <text:p>7.410888671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47.6337890625">
            <text:p>47.6337890625</text:p>
          </table:table-cell>
          <table:table-cell office:value-type="float" office:value="18.5437011719">
            <text:p>18.5437011719</text:p>
          </table:table-cell>
          <table:table-cell office:value-type="float" office:value="21.7731933594">
            <text:p>21.7731933594</text:p>
          </table:table-cell>
          <table:table-cell office:value-type="float" office:value="36">
            <text:p>36</text:p>
          </table:table-cell>
          <table:table-cell table:formula="of:=[.E8]-(SUM([.F8];[.G8]))" office:value-type="float" office:value="7.3168945312">
            <text:p>7.3168945312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47.9899902344">
            <text:p>47.9899902344</text:p>
          </table:table-cell>
          <table:table-cell office:value-type="float" office:value="18.7707519531">
            <text:p>18.7707519531</text:p>
          </table:table-cell>
          <table:table-cell office:value-type="float" office:value="21.8212890625">
            <text:p>21.8212890625</text:p>
          </table:table-cell>
          <table:table-cell office:value-type="float" office:value="36">
            <text:p>36</text:p>
          </table:table-cell>
          <table:table-cell table:formula="of:=[.E9]-(SUM([.F9];[.G9]))" office:value-type="float" office:value="7.39794921879999">
            <text:p>7.3979492188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97.6687011719">
            <text:p>97.6687011719</text:p>
          </table:table-cell>
          <table:table-cell office:value-type="float" office:value="38.3527832031">
            <text:p>38.3527832031</text:p>
          </table:table-cell>
          <table:table-cell office:value-type="float" office:value="44.7150878906">
            <text:p>44.7150878906</text:p>
          </table:table-cell>
          <table:table-cell office:value-type="float" office:value="105">
            <text:p>105</text:p>
          </table:table-cell>
          <table:table-cell table:formula="of:=[.E10]-(SUM([.F10];[.G10]))" office:value-type="float" office:value="14.6008300782">
            <text:p>14.6008300782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97.1459960938">
            <text:p>97.1459960938</text:p>
          </table:table-cell>
          <table:table-cell office:value-type="float" office:value="37.7573242188">
            <text:p>37.7573242188</text:p>
          </table:table-cell>
          <table:table-cell office:value-type="float" office:value="44.9387207031">
            <text:p>44.9387207031</text:p>
          </table:table-cell>
          <table:table-cell office:value-type="float" office:value="105">
            <text:p>105</text:p>
          </table:table-cell>
          <table:table-cell table:formula="of:=[.E11]-(SUM([.F11];[.G11]))" office:value-type="float" office:value="14.4499511719">
            <text:p>14.449951171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97.2431640625">
            <text:p>97.2431640625</text:p>
          </table:table-cell>
          <table:table-cell office:value-type="float" office:value="37.8317871094">
            <text:p>37.8317871094</text:p>
          </table:table-cell>
          <table:table-cell office:value-type="float" office:value="44.8981933594">
            <text:p>44.8981933594</text:p>
          </table:table-cell>
          <table:table-cell office:value-type="float" office:value="105">
            <text:p>105</text:p>
          </table:table-cell>
          <table:table-cell table:formula="of:=[.E12]-(SUM([.F12];[.G12]))" office:value-type="float" office:value="14.5131835937">
            <text:p>14.5131835937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97.4750976562">
            <text:p>97.4750976562</text:p>
          </table:table-cell>
          <table:table-cell office:value-type="float" office:value="38.0234375">
            <text:p>38.0234375</text:p>
          </table:table-cell>
          <table:table-cell office:value-type="float" office:value="45.0100097656">
            <text:p>45.0100097656</text:p>
          </table:table-cell>
          <table:table-cell office:value-type="float" office:value="105">
            <text:p>105</text:p>
          </table:table-cell>
          <table:table-cell table:formula="of:=[.E13]-(SUM([.F13];[.G13]))" office:value-type="float" office:value="14.4416503906">
            <text:p>14.4416503906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191.637939453">
            <text:p>191.637939453</text:p>
          </table:table-cell>
          <table:table-cell office:value-type="float" office:value="75.6965332031">
            <text:p>75.6965332031</text:p>
          </table:table-cell>
          <table:table-cell office:value-type="float" office:value="88.6442871094">
            <text:p>88.6442871094</text:p>
          </table:table-cell>
          <table:table-cell office:value-type="float" office:value="186">
            <text:p>186</text:p>
          </table:table-cell>
          <table:table-cell table:formula="of:=[.E14]-(SUM([.F14];[.G14]))" office:value-type="float" office:value="27.2971191405">
            <text:p>27.297119140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191.563232422">
            <text:p>191.563232422</text:p>
          </table:table-cell>
          <table:table-cell office:value-type="float" office:value="75.7551269531">
            <text:p>75.7551269531</text:p>
          </table:table-cell>
          <table:table-cell office:value-type="float" office:value="88.4885253906">
            <text:p>88.4885253906</text:p>
          </table:table-cell>
          <table:table-cell office:value-type="float" office:value="186">
            <text:p>186</text:p>
          </table:table-cell>
          <table:table-cell table:formula="of:=[.E15]-(SUM([.F15];[.G15]))" office:value-type="float" office:value="27.3195800783">
            <text:p>27.319580078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192.263183594">
            <text:p>192.263183594</text:p>
          </table:table-cell>
          <table:table-cell office:value-type="float" office:value="75.7338867188">
            <text:p>75.7338867188</text:p>
          </table:table-cell>
          <table:table-cell office:value-type="float" office:value="89.0981445312">
            <text:p>89.0981445312</text:p>
          </table:table-cell>
          <table:table-cell office:value-type="float" office:value="186">
            <text:p>186</text:p>
          </table:table-cell>
          <table:table-cell table:formula="of:=[.E16]-(SUM([.F16];[.G16]))" office:value-type="float" office:value="27.431152344">
            <text:p>27.431152344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192.144775391">
            <text:p>192.144775391</text:p>
          </table:table-cell>
          <table:table-cell office:value-type="float" office:value="75.6140136719">
            <text:p>75.6140136719</text:p>
          </table:table-cell>
          <table:table-cell office:value-type="float" office:value="88.9567871094">
            <text:p>88.9567871094</text:p>
          </table:table-cell>
          <table:table-cell office:value-type="float" office:value="186">
            <text:p>186</text:p>
          </table:table-cell>
          <table:table-cell table:formula="of:=[.E17]-(SUM([.F17];[.G17]))" office:value-type="float" office:value="27.5739746097">
            <text:p>27.5739746097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387.166992188">
            <text:p>387.166992188</text:p>
          </table:table-cell>
          <table:table-cell office:value-type="float" office:value="153.266845703">
            <text:p>153.266845703</text:p>
          </table:table-cell>
          <table:table-cell office:value-type="float" office:value="181.033691406">
            <text:p>181.033691406</text:p>
          </table:table-cell>
          <table:table-cell office:value-type="float" office:value="399">
            <text:p>399</text:p>
          </table:table-cell>
          <table:table-cell table:formula="of:=[.E18]-(SUM([.F18];[.G18]))" office:value-type="float" office:value="52.866455079">
            <text:p>52.86645507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387.266113281">
            <text:p>387.266113281</text:p>
          </table:table-cell>
          <table:table-cell office:value-type="float" office:value="152.393554688">
            <text:p>152.393554688</text:p>
          </table:table-cell>
          <table:table-cell office:value-type="float" office:value="181.193359375">
            <text:p>181.193359375</text:p>
          </table:table-cell>
          <table:table-cell office:value-type="float" office:value="399">
            <text:p>399</text:p>
          </table:table-cell>
          <table:table-cell table:formula="of:=[.E19]-(SUM([.F19];[.G19]))" office:value-type="float" office:value="53.679199218">
            <text:p>53.679199218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386.954101562">
            <text:p>386.954101562</text:p>
          </table:table-cell>
          <table:table-cell office:value-type="float" office:value="151.770751953">
            <text:p>151.770751953</text:p>
          </table:table-cell>
          <table:table-cell office:value-type="float" office:value="181.410644531">
            <text:p>181.410644531</text:p>
          </table:table-cell>
          <table:table-cell office:value-type="float" office:value="399">
            <text:p>399</text:p>
          </table:table-cell>
          <table:table-cell table:formula="of:=[.E20]-(SUM([.F20];[.G20]))" office:value-type="float" office:value="53.772705078">
            <text:p>53.772705078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386.573242188">
            <text:p>386.573242188</text:p>
          </table:table-cell>
          <table:table-cell office:value-type="float" office:value="152.331787109">
            <text:p>152.331787109</text:p>
          </table:table-cell>
          <table:table-cell office:value-type="float" office:value="180.599609375">
            <text:p>180.599609375</text:p>
          </table:table-cell>
          <table:table-cell office:value-type="float" office:value="399">
            <text:p>399</text:p>
          </table:table-cell>
          <table:table-cell table:formula="of:=[.E21]-(SUM([.F21];[.G21]))" office:value-type="float" office:value="53.641845704">
            <text:p>53.641845704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768.2421875">
            <text:p>768.2421875</text:p>
          </table:table-cell>
          <table:table-cell office:value-type="float" office:value="304.511962891">
            <text:p>304.511962891</text:p>
          </table:table-cell>
          <table:table-cell office:value-type="float" office:value="360.080566406">
            <text:p>360.080566406</text:p>
          </table:table-cell>
          <table:table-cell office:value-type="float" office:value="785">
            <text:p>785</text:p>
          </table:table-cell>
          <table:table-cell table:formula="of:=[.E22]-(SUM([.F22];[.G22]))" office:value-type="float" office:value="103.649658203">
            <text:p>103.64965820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768.206298828">
            <text:p>768.206298828</text:p>
          </table:table-cell>
          <table:table-cell office:value-type="float" office:value="304.463134766">
            <text:p>304.463134766</text:p>
          </table:table-cell>
          <table:table-cell office:value-type="float" office:value="359.642578125">
            <text:p>359.642578125</text:p>
          </table:table-cell>
          <table:table-cell office:value-type="float" office:value="785">
            <text:p>785</text:p>
          </table:table-cell>
          <table:table-cell table:formula="of:=[.E23]-(SUM([.F23];[.G23]))" office:value-type="float" office:value="104.100585937">
            <text:p>104.100585937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771.624023438">
            <text:p>771.624023438</text:p>
          </table:table-cell>
          <table:table-cell office:value-type="float" office:value="305.470703125">
            <text:p>305.470703125</text:p>
          </table:table-cell>
          <table:table-cell office:value-type="float" office:value="360.861816406">
            <text:p>360.861816406</text:p>
          </table:table-cell>
          <table:table-cell office:value-type="float" office:value="785">
            <text:p>785</text:p>
          </table:table-cell>
          <table:table-cell table:formula="of:=[.E24]-(SUM([.F24];[.G24]))" office:value-type="float" office:value="105.291503907">
            <text:p>105.291503907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765.315185547">
            <text:p>765.315185547</text:p>
          </table:table-cell>
          <table:table-cell office:value-type="float" office:value="301.865478516">
            <text:p>301.865478516</text:p>
          </table:table-cell>
          <table:table-cell office:value-type="float" office:value="359.120849609">
            <text:p>359.120849609</text:p>
          </table:table-cell>
          <table:table-cell office:value-type="float" office:value="785">
            <text:p>785</text:p>
          </table:table-cell>
          <table:table-cell table:formula="of:=[.E25]-(SUM([.F25];[.G25]))" office:value-type="float" office:value="104.328857422">
            <text:p>104.328857422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1544.50708008">
            <text:p>1544.50708008</text:p>
          </table:table-cell>
          <table:table-cell office:value-type="float" office:value="606.78515625">
            <text:p>606.78515625</text:p>
          </table:table-cell>
          <table:table-cell office:value-type="float" office:value="728.326171875">
            <text:p>728.326171875</text:p>
          </table:table-cell>
          <table:table-cell office:value-type="float" office:value="1493">
            <text:p>1493</text:p>
          </table:table-cell>
          <table:table-cell table:formula="of:=[.E26]-(SUM([.F26];[.G26]))" office:value-type="float" office:value="209.395751955">
            <text:p>209.39575195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1524.79418945">
            <text:p>1524.79418945</text:p>
          </table:table-cell>
          <table:table-cell office:value-type="float" office:value="601.30859375">
            <text:p>601.30859375</text:p>
          </table:table-cell>
          <table:table-cell office:value-type="float" office:value="716.870849609">
            <text:p>716.870849609</text:p>
          </table:table-cell>
          <table:table-cell office:value-type="float" office:value="1493">
            <text:p>1493</text:p>
          </table:table-cell>
          <table:table-cell table:formula="of:=[.E27]-(SUM([.F27];[.G27]))" office:value-type="float" office:value="206.614746091">
            <text:p>206.614746091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1529.03295898">
            <text:p>1529.03295898</text:p>
          </table:table-cell>
          <table:table-cell office:value-type="float" office:value="602.403320312">
            <text:p>602.403320312</text:p>
          </table:table-cell>
          <table:table-cell office:value-type="float" office:value="720.84765625">
            <text:p>720.84765625</text:p>
          </table:table-cell>
          <table:table-cell office:value-type="float" office:value="1493">
            <text:p>1493</text:p>
          </table:table-cell>
          <table:table-cell table:formula="of:=[.E28]-(SUM([.F28];[.G28]))" office:value-type="float" office:value="205.781982418">
            <text:p>205.781982418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1525.89086914">
            <text:p>1525.89086914</text:p>
          </table:table-cell>
          <table:table-cell office:value-type="float" office:value="600.659179688">
            <text:p>600.659179688</text:p>
          </table:table-cell>
          <table:table-cell office:value-type="float" office:value="717.062011719">
            <text:p>717.062011719</text:p>
          </table:table-cell>
          <table:table-cell office:value-type="float" office:value="1493">
            <text:p>1493</text:p>
          </table:table-cell>
          <table:table-cell table:formula="of:=[.E29]-(SUM([.F29];[.G29]))" office:value-type="float" office:value="208.169677733">
            <text:p>208.16967773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3072.91967773">
            <text:p>3072.91967773</text:p>
          </table:table-cell>
          <table:table-cell office:value-type="float" office:value="1216.69360352">
            <text:p>1216.69360352</text:p>
          </table:table-cell>
          <table:table-cell office:value-type="float" office:value="1444.86474609">
            <text:p>1444.86474609</text:p>
          </table:table-cell>
          <table:table-cell office:value-type="float" office:value="3056">
            <text:p>3056</text:p>
          </table:table-cell>
          <table:table-cell table:formula="of:=[.E30]-(SUM([.F30];[.G30]))" office:value-type="float" office:value="411.36132812">
            <text:p>411.36132812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3059.74609375">
            <text:p>3059.74609375</text:p>
          </table:table-cell>
          <table:table-cell office:value-type="float" office:value="1204.55834961">
            <text:p>1204.55834961</text:p>
          </table:table-cell>
          <table:table-cell office:value-type="float" office:value="1444.15649414">
            <text:p>1444.15649414</text:p>
          </table:table-cell>
          <table:table-cell office:value-type="float" office:value="3056">
            <text:p>3056</text:p>
          </table:table-cell>
          <table:table-cell table:formula="of:=[.E31]-(SUM([.F31];[.G31]))" office:value-type="float" office:value="411.03125">
            <text:p>411.0312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3116.66162109">
            <text:p>3116.66162109</text:p>
          </table:table-cell>
          <table:table-cell office:value-type="float" office:value="1233.2980957">
            <text:p>1233.2980957</text:p>
          </table:table-cell>
          <table:table-cell office:value-type="float" office:value="1464.80200195">
            <text:p>1464.80200195</text:p>
          </table:table-cell>
          <table:table-cell office:value-type="float" office:value="3056">
            <text:p>3056</text:p>
          </table:table-cell>
          <table:table-cell table:formula="of:=[.E32]-(SUM([.F32];[.G32]))" office:value-type="float" office:value="418.56152344">
            <text:p>418.56152344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3123.16333008">
            <text:p>3123.16333008</text:p>
          </table:table-cell>
          <table:table-cell office:value-type="float" office:value="1234.77563477">
            <text:p>1234.77563477</text:p>
          </table:table-cell>
          <table:table-cell office:value-type="float" office:value="1470.60351562">
            <text:p>1470.60351562</text:p>
          </table:table-cell>
          <table:table-cell office:value-type="float" office:value="3056">
            <text:p>3056</text:p>
          </table:table-cell>
          <table:table-cell table:formula="of:=[.E33]-(SUM([.F33];[.G33]))" office:value-type="float" office:value="417.78417969">
            <text:p>417.7841796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6239.21582031">
            <text:p>6239.21582031</text:p>
          </table:table-cell>
          <table:table-cell office:value-type="float" office:value="2486.87329102">
            <text:p>2486.87329102</text:p>
          </table:table-cell>
          <table:table-cell office:value-type="float" office:value="2916.36816406">
            <text:p>2916.36816406</text:p>
          </table:table-cell>
          <table:table-cell office:value-type="float" office:value="5973">
            <text:p>5973</text:p>
          </table:table-cell>
          <table:table-cell table:formula="of:=[.E34]-(SUM([.F34];[.G34]))" office:value-type="float" office:value="835.974365229999">
            <text:p>835.9743652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6154.59716797">
            <text:p>6154.59716797</text:p>
          </table:table-cell>
          <table:table-cell office:value-type="float" office:value="2447.73608398">
            <text:p>2447.73608398</text:p>
          </table:table-cell>
          <table:table-cell office:value-type="float" office:value="2884.34716797">
            <text:p>2884.34716797</text:p>
          </table:table-cell>
          <table:table-cell office:value-type="float" office:value="5973">
            <text:p>5973</text:p>
          </table:table-cell>
          <table:table-cell table:formula="of:=[.E35]-(SUM([.F35];[.G35]))" office:value-type="float" office:value="822.51391602">
            <text:p>822.51391602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6144.61401367">
            <text:p>6144.61401367</text:p>
          </table:table-cell>
          <table:table-cell office:value-type="float" office:value="2441.93334961">
            <text:p>2441.93334961</text:p>
          </table:table-cell>
          <table:table-cell office:value-type="float" office:value="2879.51342773">
            <text:p>2879.51342773</text:p>
          </table:table-cell>
          <table:table-cell office:value-type="float" office:value="5973">
            <text:p>5973</text:p>
          </table:table-cell>
          <table:table-cell table:formula="of:=[.E36]-(SUM([.F36];[.G36]))" office:value-type="float" office:value="823.16723633">
            <text:p>823.1672363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6150.44726562">
            <text:p>6150.44726562</text:p>
          </table:table-cell>
          <table:table-cell office:value-type="float" office:value="2440.03393555">
            <text:p>2440.03393555</text:p>
          </table:table-cell>
          <table:table-cell office:value-type="float" office:value="2890.78076172">
            <text:p>2890.78076172</text:p>
          </table:table-cell>
          <table:table-cell office:value-type="float" office:value="5973">
            <text:p>5973</text:p>
          </table:table-cell>
          <table:table-cell table:formula="of:=[.E37]-(SUM([.F37];[.G37]))" office:value-type="float" office:value="819.63256835">
            <text:p>819.6325683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2403.6049805">
            <text:p>12403.6049805</text:p>
          </table:table-cell>
          <table:table-cell office:value-type="float" office:value="4960.08862305">
            <text:p>4960.08862305</text:p>
          </table:table-cell>
          <table:table-cell office:value-type="float" office:value="5798.02539062">
            <text:p>5798.02539062</text:p>
          </table:table-cell>
          <table:table-cell office:value-type="float" office:value="12199">
            <text:p>12199</text:p>
          </table:table-cell>
          <table:table-cell table:formula="of:=[.E38]-(SUM([.F38];[.G38]))" office:value-type="float" office:value="1645.49096683">
            <text:p>1645.4909668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2422.6750488">
            <text:p>12422.6750488</text:p>
          </table:table-cell>
          <table:table-cell office:value-type="float" office:value="4942.19042969">
            <text:p>4942.19042969</text:p>
          </table:table-cell>
          <table:table-cell office:value-type="float" office:value="5826.67114258">
            <text:p>5826.67114258</text:p>
          </table:table-cell>
          <table:table-cell office:value-type="float" office:value="12199">
            <text:p>12199</text:p>
          </table:table-cell>
          <table:table-cell table:formula="of:=[.E39]-(SUM([.F39];[.G39]))" office:value-type="float" office:value="1653.81347653">
            <text:p>1653.8134765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2710.2580566">
            <text:p>12710.2580566</text:p>
          </table:table-cell>
          <table:table-cell office:value-type="float" office:value="4976.00341797">
            <text:p>4976.00341797</text:p>
          </table:table-cell>
          <table:table-cell office:value-type="float" office:value="5850.68554688">
            <text:p>5850.68554688</text:p>
          </table:table-cell>
          <table:table-cell office:value-type="float" office:value="12199">
            <text:p>12199</text:p>
          </table:table-cell>
          <table:table-cell table:formula="of:=[.E40]-(SUM([.F40];[.G40]))" office:value-type="float" office:value="1883.56909175">
            <text:p>1883.56909175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2411.7141113">
            <text:p>12411.7141113</text:p>
          </table:table-cell>
          <table:table-cell office:value-type="float" office:value="4960.99658203">
            <text:p>4960.99658203</text:p>
          </table:table-cell>
          <table:table-cell office:value-type="float" office:value="5813.13183594">
            <text:p>5813.13183594</text:p>
          </table:table-cell>
          <table:table-cell office:value-type="float" office:value="12199">
            <text:p>12199</text:p>
          </table:table-cell>
          <table:table-cell table:formula="of:=[.E41]-(SUM([.F41];[.G41]))" office:value-type="float" office:value="1637.58569333">
            <text:p>1637.58569333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25409.4941406">
            <text:p>25409.4941406</text:p>
          </table:table-cell>
          <table:table-cell office:value-type="float" office:value="9989.67211914">
            <text:p>9989.67211914</text:p>
          </table:table-cell>
          <table:table-cell office:value-type="float" office:value="11644.3227539">
            <text:p>11644.3227539</text:p>
          </table:table-cell>
          <table:table-cell office:value-type="float" office:value="24059">
            <text:p>24059</text:p>
          </table:table-cell>
          <table:table-cell table:formula="of:=[.E42]-(SUM([.F42];[.G42]))" office:value-type="float" office:value="3775.49926756">
            <text:p>3775.49926756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25141.0603027">
            <text:p>25141.0603027</text:p>
          </table:table-cell>
          <table:table-cell office:value-type="float" office:value="9934.01806641">
            <text:p>9934.01806641</text:p>
          </table:table-cell>
          <table:table-cell office:value-type="float" office:value="11667.388916">
            <text:p>11667.388916</text:p>
          </table:table-cell>
          <table:table-cell office:value-type="float" office:value="24059">
            <text:p>24059</text:p>
          </table:table-cell>
          <table:table-cell table:formula="of:=[.E43]-(SUM([.F43];[.G43]))" office:value-type="float" office:value="3539.65332029">
            <text:p>3539.65332029</text:p>
          </table:table-cell>
        </table:table-row>
        <table:table-row table:style-name="ro3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25175.9228516">
            <text:p>25175.9228516</text:p>
          </table:table-cell>
          <table:table-cell office:value-type="float" office:value="9890.4206543">
            <text:p>9890.4206543</text:p>
          </table:table-cell>
          <table:table-cell office:value-type="float" office:value="11615.0749512">
            <text:p>11615.0749512</text:p>
          </table:table-cell>
          <table:table-cell office:value-type="float" office:value="24059">
            <text:p>24059</text:p>
          </table:table-cell>
          <table:table-cell table:formula="of:=[.E44]-(SUM([.F44];[.G44]))" office:value-type="float" office:value="3670.4272461">
            <text:p>3670.4272461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24708.4909668">
            <text:p>24708.4909668</text:p>
          </table:table-cell>
          <table:table-cell office:value-type="float" office:value="9848.32910156">
            <text:p>9848.32910156</text:p>
          </table:table-cell>
          <table:table-cell office:value-type="float" office:value="11588.4018555">
            <text:p>11588.4018555</text:p>
          </table:table-cell>
          <table:table-cell office:value-type="float" office:value="24059">
            <text:p>24059</text:p>
          </table:table-cell>
          <table:table-cell table:formula="of:=[.E45]-(SUM([.F45];[.G45]))" office:value-type="float" office:value="3271.76000974">
            <text:p>3271.76000974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49853.9538574">
            <text:p>49853.9538574</text:p>
          </table:table-cell>
          <table:table-cell office:value-type="float" office:value="19602.2382812">
            <text:p>19602.2382812</text:p>
          </table:table-cell>
          <table:table-cell office:value-type="float" office:value="23137.1303711">
            <text:p>23137.1303711</text:p>
          </table:table-cell>
          <table:table-cell office:value-type="float" office:value="48440">
            <text:p>48440</text:p>
          </table:table-cell>
          <table:table-cell table:formula="of:=[.E46]-(SUM([.F46];[.G46]))" office:value-type="float" office:value="7114.5852051">
            <text:p>7114.5852051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49048.517334">
            <text:p>49048.517334</text:p>
          </table:table-cell>
          <table:table-cell office:value-type="float" office:value="19520.1391602">
            <text:p>19520.1391602</text:p>
          </table:table-cell>
          <table:table-cell office:value-type="float" office:value="23082.7702637">
            <text:p>23082.7702637</text:p>
          </table:table-cell>
          <table:table-cell office:value-type="float" office:value="48440">
            <text:p>48440</text:p>
          </table:table-cell>
          <table:table-cell table:formula="of:=[.E47]-(SUM([.F47];[.G47]))" office:value-type="float" office:value="6445.6079101">
            <text:p>6445.6079101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49161.4228516">
            <text:p>49161.4228516</text:p>
          </table:table-cell>
          <table:table-cell office:value-type="float" office:value="19575.4743652">
            <text:p>19575.4743652</text:p>
          </table:table-cell>
          <table:table-cell office:value-type="float" office:value="23057.998291">
            <text:p>23057.998291</text:p>
          </table:table-cell>
          <table:table-cell office:value-type="float" office:value="48440">
            <text:p>48440</text:p>
          </table:table-cell>
          <table:table-cell table:formula="of:=[.E48]-(SUM([.F48];[.G48]))" office:value-type="float" office:value="6527.9501954">
            <text:p>6527.9501954</text:p>
          </table:table-cell>
        </table:table-row>
        <table:table-row table:style-name="ro1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49141.9069824">
            <text:p>49141.9069824</text:p>
          </table:table-cell>
          <table:table-cell office:value-type="float" office:value="19487.9943848">
            <text:p>19487.9943848</text:p>
          </table:table-cell>
          <table:table-cell office:value-type="float" office:value="23104.5688477">
            <text:p>23104.5688477</text:p>
          </table:table-cell>
          <table:table-cell office:value-type="float" office:value="48440">
            <text:p>48440</text:p>
          </table:table-cell>
          <table:table-cell table:formula="of:=[.E49]-(SUM([.F49];[.G49]))" office:value-type="float" office:value="6549.3437499">
            <text:p>6549.3437499</text:p>
          </table:table-cell>
        </table:table-row>
        <table:table-row table:style-name="ro2" table:number-rows-repeated="104852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vot Table_RefineA_1" table:style-name="ta1">
        <table:table-column table:style-name="co8" table:default-cell-style-name="ce3"/>
        <table:table-column table:style-name="co9" table:default-cell-style-name="ce9"/>
        <table:table-column table:style-name="co10" table:default-cell-style-name="ce15"/>
        <table:table-row table:style-name="ro4" table:number-rows-repeated="2">
          <table:table-cell table:style-name="Default" table:number-columns-repeated="3"/>
        </table:table-row>
        <table:table-row table:style-name="ro4">
          <table:table-cell table:style-name="ce1"/>
          <table:table-cell table:style-name="ce7"/>
          <table:table-cell table:style-name="ce13" office:value-type="string">
            <text:p>Structure</text:p>
          </table:table-cell>
        </table:table-row>
        <table:table-row table:style-name="ro4">
          <table:table-cell table:style-name="ce2" office:value-type="string">
            <text:p>Workload</text:p>
          </table:table-cell>
          <table:table-cell table:style-name="ce8" office:value-type="string">
            <text:p>Data</text:p>
          </table:table-cell>
          <table:table-cell table:style-name="ce14" office:value-type="string">
            <text:p>h1</text:p>
          </table:table-cell>
        </table:table-row>
        <table:table-row table:style-name="ro4">
          <table:table-cell office:value-type="string">
            <text:p>w1</text:p>
          </table:table-cell>
          <table:table-cell office:value-type="string">
            <text:p>Average - Traversal</text:p>
          </table:table-cell>
          <table:table-cell office:value-type="float" office:value="3.9794921874925">
            <text:p>3.9794921875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9.4939575195325">
            <text:p>9.493957519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1.1939086914">
            <text:p>11.1939086914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string">
            <text:p>Average - Traversal</text:p>
          </table:table-cell>
          <table:table-cell office:value-type="float" office:value="1705.11480711">
            <text:p>1705.11480711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4959.819763185">
            <text:p>4959.81976318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5822.128479005">
            <text:p>5822.128479005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string">
            <text:p>Average - Traversal</text:p>
          </table:table-cell>
          <table:table-cell office:value-type="float" office:value="3564.3349609225">
            <text:p>3564.3349609225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9915.6099853525">
            <text:p>9915.609985352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1628.79711915">
            <text:p>11628.79711915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string">
            <text:p>Average - Traversal</text:p>
          </table:table-cell>
          <table:table-cell office:value-type="float" office:value="6659.371765125">
            <text:p>6659.371765125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9546.46154785">
            <text:p>19546.4615478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23095.616943375">
            <text:p>23095.616943375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string">
            <text:p>Average - Traversal</text:p>
          </table:table-cell>
          <table:table-cell office:value-type="float" office:value="7.374450683625">
            <text:p>7.3744506836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8.6964111328">
            <text:p>18.6964111328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21.803405761725">
            <text:p>21.8034057617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string">
            <text:p>Average - Traversal</text:p>
          </table:table-cell>
          <table:table-cell office:value-type="float" office:value="14.5014038086">
            <text:p>14.5014038086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37.991333007825">
            <text:p>37.9913330078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44.890502929675">
            <text:p>44.8905029297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string">
            <text:p>Average - Traversal</text:p>
          </table:table-cell>
          <table:table-cell office:value-type="float" office:value="27.405456543125">
            <text:p>27.4054565431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75.699890136725">
            <text:p>75.6998901367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88.79693603515">
            <text:p>88.7969360352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string">
            <text:p>Average - Traversal</text:p>
          </table:table-cell>
          <table:table-cell office:value-type="float" office:value="53.49005126975">
            <text:p>53.4900512698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52.44073486325">
            <text:p>152.4407348633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81.05932617175">
            <text:p>181.0593261718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string">
            <text:p>Average - Traversal</text:p>
          </table:table-cell>
          <table:table-cell office:value-type="float" office:value="104.34265136725">
            <text:p>104.3426513673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304.0778198245">
            <text:p>304.077819824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359.9264526365">
            <text:p>359.9264526365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string">
            <text:p>Average - Traversal</text:p>
          </table:table-cell>
          <table:table-cell office:value-type="float" office:value="207.49053954925">
            <text:p>207.4905395493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602.7890625">
            <text:p>602.7890625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720.77667236325">
            <text:p>720.7766723633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string">
            <text:p>Average - Traversal</text:p>
          </table:table-cell>
          <table:table-cell office:value-type="float" office:value="414.6845703125">
            <text:p>414.6845703125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222.3314209">
            <text:p>1222.3314209</text:p>
          </table:table-cell>
        </table:table-row>
        <table:table-row table:style-name="ro4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456.10668945">
            <text:p>1456.10668945</text:p>
          </table:table-cell>
        </table:table-row>
        <table:table-row table:style-name="ro4">
          <table:table-cell office:value-type="string">
            <text:p>w9</text:p>
          </table:table-cell>
          <table:table-cell office:value-type="string">
            <text:p>Average - Traversal</text:p>
          </table:table-cell>
          <table:table-cell office:value-type="float" office:value="825.3220214825">
            <text:p>825.3220214825</text:p>
          </table:table-cell>
        </table:table-row>
        <table:table-row table:style-name="ro4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2454.14416504">
            <text:p>2454.14416504</text:p>
          </table:table-cell>
        </table:table-row>
        <table:table-row table:style-name="ro4">
          <table:table-cell table:style-name="ce6"/>
          <table:table-cell table:style-name="ce12" office:value-type="string">
            <text:p>Average - Xpath</text:p>
          </table:table-cell>
          <table:table-cell table:style-name="ce18" office:value-type="float" office:value="2892.75238037">
            <text:p>2892.75238037</text:p>
          </table:table-cell>
        </table:table-row>
      </table:table>
      <table:table table:name="RefineB" table:style-name="ta1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h1</text:p>
          </table:table-cell>
          <table:table-cell office:value-type="string">
            <text:p>Key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float" office:value="3.9794921874925">
            <text:p>3.9794921875</text:p>
          </table:table-cell>
          <table:table-cell table:formula="of:=CONCATENATE(TRIM([.B2]);TRIM([.C2]))" office:value-type="string" office:string-value="w1Traversal">
            <text:p>w1Traversal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float" office:value="9.4939575195325">
            <text:p>9.4939575195</text:p>
          </table:table-cell>
          <table:table-cell table:formula="of:=CONCATENATE(TRIM([.B3]);TRIM([.C3]))" office:value-type="string" office:string-value="w1Parsing">
            <text:p>w1Parsing</text:p>
          </table:table-cell>
        </table:table-row>
        <table:table-row table:style-name="ro3">
          <table:table-cell table:formula="of:=VALUE(RIGHT([.B4]; LEN([.B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float" office:value="11.1939086914">
            <text:p>11.1939086914</text:p>
          </table:table-cell>
          <table:table-cell table:formula="of:=CONCATENATE(TRIM([.B4]);TRIM([.C4]))" office:value-type="string" office:string-value="w1Xpath">
            <text:p>w1Xpath</text:p>
          </table:table-cell>
        </table:table-row>
        <table:table-row table:style-name="ro2">
          <table:table-cell table:formula="of:=VALUE(RIGHT([.B5]; LEN([.B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float" office:value="7.374450683625">
            <text:p>7.3744506836</text:p>
          </table:table-cell>
          <table:table-cell table:formula="of:=CONCATENATE(TRIM([.B5]);TRIM([.C5]))" office:value-type="string" office:string-value="w2Traversal">
            <text:p>w2Traversal</text:p>
          </table:table-cell>
        </table:table-row>
        <table:table-row table:style-name="ro2">
          <table:table-cell table:formula="of:=VALUE(RIGHT([.B6]; LEN([.B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float" office:value="18.6964111328">
            <text:p>18.6964111328</text:p>
          </table:table-cell>
          <table:table-cell table:formula="of:=CONCATENATE(TRIM([.B6]);TRIM([.C6]))" office:value-type="string" office:string-value="w2Parsing">
            <text:p>w2Parsing</text:p>
          </table:table-cell>
        </table:table-row>
        <table:table-row table:style-name="ro3">
          <table:table-cell table:formula="of:=VALUE(RIGHT([.B7]; LEN([.B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float" office:value="21.803405761725">
            <text:p>21.8034057617</text:p>
          </table:table-cell>
          <table:table-cell table:formula="of:=CONCATENATE(TRIM([.B7]);TRIM([.C7]))" office:value-type="string" office:string-value="w2Xpath">
            <text:p>w2Xpath</text:p>
          </table:table-cell>
        </table:table-row>
        <table:table-row table:style-name="ro2">
          <table:table-cell table:formula="of:=VALUE(RIGHT([.B8]; LEN([.B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float" office:value="14.5014038086">
            <text:p>14.5014038086</text:p>
          </table:table-cell>
          <table:table-cell table:formula="of:=CONCATENATE(TRIM([.B8]);TRIM([.C8]))" office:value-type="string" office:string-value="w3Traversal">
            <text:p>w3Traversal</text:p>
          </table:table-cell>
        </table:table-row>
        <table:table-row table:style-name="ro2">
          <table:table-cell table:formula="of:=VALUE(RIGHT([.B9]; LEN([.B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float" office:value="37.991333007825">
            <text:p>37.9913330078</text:p>
          </table:table-cell>
          <table:table-cell table:formula="of:=CONCATENATE(TRIM([.B9]);TRIM([.C9]))" office:value-type="string" office:string-value="w3Parsing">
            <text:p>w3Parsing</text:p>
          </table:table-cell>
        </table:table-row>
        <table:table-row table:style-name="ro3">
          <table:table-cell table:formula="of:=VALUE(RIGHT([.B10]; LEN([.B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float" office:value="44.890502929675">
            <text:p>44.8905029297</text:p>
          </table:table-cell>
          <table:table-cell table:formula="of:=CONCATENATE(TRIM([.B10]);TRIM([.C10]))" office:value-type="string" office:string-value="w3Xpath">
            <text:p>w3Xpath</text:p>
          </table:table-cell>
        </table:table-row>
        <table:table-row table:style-name="ro2">
          <table:table-cell table:formula="of:=VALUE(RIGHT([.B11]; LEN([.B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float" office:value="27.405456543125">
            <text:p>27.4054565431</text:p>
          </table:table-cell>
          <table:table-cell table:formula="of:=CONCATENATE(TRIM([.B11]);TRIM([.C11]))" office:value-type="string" office:string-value="w4Traversal">
            <text:p>w4Traversal</text:p>
          </table:table-cell>
        </table:table-row>
        <table:table-row table:style-name="ro2">
          <table:table-cell table:formula="of:=VALUE(RIGHT([.B12]; LEN([.B1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float" office:value="75.699890136725">
            <text:p>75.6998901367</text:p>
          </table:table-cell>
          <table:table-cell table:formula="of:=CONCATENATE(TRIM([.B12]);TRIM([.C12]))" office:value-type="string" office:string-value="w4Parsing">
            <text:p>w4Parsing</text:p>
          </table:table-cell>
        </table:table-row>
        <table:table-row table:style-name="ro3">
          <table:table-cell table:formula="of:=VALUE(RIGHT([.B13]; LEN([.B1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float" office:value="88.79693603515">
            <text:p>88.7969360352</text:p>
          </table:table-cell>
          <table:table-cell table:formula="of:=CONCATENATE(TRIM([.B13]);TRIM([.C13]))" office:value-type="string" office:string-value="w4Xpath">
            <text:p>w4Xpath</text:p>
          </table:table-cell>
        </table:table-row>
        <table:table-row table:style-name="ro2">
          <table:table-cell table:formula="of:=VALUE(RIGHT([.B14]; LEN([.B1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float" office:value="53.49005126975">
            <text:p>53.4900512698</text:p>
          </table:table-cell>
          <table:table-cell table:formula="of:=CONCATENATE(TRIM([.B14]);TRIM([.C14]))" office:value-type="string" office:string-value="w5Traversal">
            <text:p>w5Traversal</text:p>
          </table:table-cell>
        </table:table-row>
        <table:table-row table:style-name="ro2">
          <table:table-cell table:formula="of:=VALUE(RIGHT([.B15]; LEN([.B1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float" office:value="152.44073486325">
            <text:p>152.4407348633</text:p>
          </table:table-cell>
          <table:table-cell table:formula="of:=CONCATENATE(TRIM([.B15]);TRIM([.C15]))" office:value-type="string" office:string-value="w5Parsing">
            <text:p>w5Parsing</text:p>
          </table:table-cell>
        </table:table-row>
        <table:table-row table:style-name="ro3">
          <table:table-cell table:formula="of:=VALUE(RIGHT([.B16]; LEN([.B1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float" office:value="181.05932617175">
            <text:p>181.0593261718</text:p>
          </table:table-cell>
          <table:table-cell table:formula="of:=CONCATENATE(TRIM([.B16]);TRIM([.C16]))" office:value-type="string" office:string-value="w5Xpath">
            <text:p>w5Xpath</text:p>
          </table:table-cell>
        </table:table-row>
        <table:table-row table:style-name="ro2">
          <table:table-cell table:formula="of:=VALUE(RIGHT([.B17]; LEN([.B1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float" office:value="104.34265136725">
            <text:p>104.3426513673</text:p>
          </table:table-cell>
          <table:table-cell table:formula="of:=CONCATENATE(TRIM([.B17]);TRIM([.C17]))" office:value-type="string" office:string-value="w6Traversal">
            <text:p>w6Traversal</text:p>
          </table:table-cell>
        </table:table-row>
        <table:table-row table:style-name="ro2">
          <table:table-cell table:formula="of:=VALUE(RIGHT([.B18]; LEN([.B1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float" office:value="304.0778198245">
            <text:p>304.0778198245</text:p>
          </table:table-cell>
          <table:table-cell table:formula="of:=CONCATENATE(TRIM([.B18]);TRIM([.C18]))" office:value-type="string" office:string-value="w6Parsing">
            <text:p>w6Parsing</text:p>
          </table:table-cell>
        </table:table-row>
        <table:table-row table:style-name="ro3">
          <table:table-cell table:formula="of:=VALUE(RIGHT([.B19]; LEN([.B1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float" office:value="359.9264526365">
            <text:p>359.9264526365</text:p>
          </table:table-cell>
          <table:table-cell table:formula="of:=CONCATENATE(TRIM([.B19]);TRIM([.C19]))" office:value-type="string" office:string-value="w6Xpath">
            <text:p>w6Xpath</text:p>
          </table:table-cell>
        </table:table-row>
        <table:table-row table:style-name="ro2">
          <table:table-cell table:formula="of:=VALUE(RIGHT([.B20]; LEN([.B2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float" office:value="207.49053954925">
            <text:p>207.4905395493</text:p>
          </table:table-cell>
          <table:table-cell table:formula="of:=CONCATENATE(TRIM([.B20]);TRIM([.C20]))" office:value-type="string" office:string-value="w7Traversal">
            <text:p>w7Traversal</text:p>
          </table:table-cell>
        </table:table-row>
        <table:table-row table:style-name="ro2">
          <table:table-cell table:formula="of:=VALUE(RIGHT([.B21]; LEN([.B2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float" office:value="602.7890625">
            <text:p>602.7890625</text:p>
          </table:table-cell>
          <table:table-cell table:formula="of:=CONCATENATE(TRIM([.B21]);TRIM([.C21]))" office:value-type="string" office:string-value="w7Parsing">
            <text:p>w7Parsing</text:p>
          </table:table-cell>
        </table:table-row>
        <table:table-row table:style-name="ro3">
          <table:table-cell table:formula="of:=VALUE(RIGHT([.B22]; LEN([.B2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float" office:value="720.77667236325">
            <text:p>720.7766723633</text:p>
          </table:table-cell>
          <table:table-cell table:formula="of:=CONCATENATE(TRIM([.B22]);TRIM([.C22]))" office:value-type="string" office:string-value="w7Xpath">
            <text:p>w7Xpath</text:p>
          </table:table-cell>
        </table:table-row>
        <table:table-row table:style-name="ro2">
          <table:table-cell table:formula="of:=VALUE(RIGHT([.B23]; LEN([.B2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float" office:value="414.6845703125">
            <text:p>414.6845703125</text:p>
          </table:table-cell>
          <table:table-cell table:formula="of:=CONCATENATE(TRIM([.B23]);TRIM([.C23]))" office:value-type="string" office:string-value="w8Traversal">
            <text:p>w8Traversal</text:p>
          </table:table-cell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float" office:value="1222.3314209">
            <text:p>1222.3314209</text:p>
          </table:table-cell>
          <table:table-cell table:formula="of:=CONCATENATE(TRIM([.B24]);TRIM([.C24]))" office:value-type="string" office:string-value="w8Parsing">
            <text:p>w8Parsing</text:p>
          </table:table-cell>
        </table:table-row>
        <table:table-row table:style-name="ro3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float" office:value="1456.10668945">
            <text:p>1456.10668945</text:p>
          </table:table-cell>
          <table:table-cell table:formula="of:=CONCATENATE(TRIM([.B25]);TRIM([.C25]))" office:value-type="string" office:string-value="w8Xpath">
            <text:p>w8Xpath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float" office:value="825.3220214825">
            <text:p>825.3220214825</text:p>
          </table:table-cell>
          <table:table-cell table:formula="of:=CONCATENATE(TRIM([.B26]);TRIM([.C26]))" office:value-type="string" office:string-value="w9Traversal">
            <text:p>w9Traversal</text:p>
          </table:table-cell>
        </table:table-row>
        <table:table-row table:style-name="ro2">
          <table:table-cell table:formula="of:=VALUE(RIGHT([.B27]; LEN([.B2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float" office:value="2454.14416504">
            <text:p>2454.14416504</text:p>
          </table:table-cell>
          <table:table-cell table:formula="of:=CONCATENATE(TRIM([.B27]);TRIM([.C27]))" office:value-type="string" office:string-value="w9Parsing">
            <text:p>w9Parsing</text:p>
          </table:table-cell>
        </table:table-row>
        <table:table-row table:style-name="ro3">
          <table:table-cell table:formula="of:=VALUE(RIGHT([.B28]; LEN([.B2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float" office:value="2892.75238037">
            <text:p>2892.75238037</text:p>
          </table:table-cell>
          <table:table-cell table:formula="of:=CONCATENATE(TRIM([.B28]);TRIM([.C28]))" office:value-type="string" office:string-value="w9Xpath">
            <text:p>w9Xpath</text:p>
          </table:table-cell>
        </table:table-row>
        <table:table-row table:style-name="ro2">
          <table:table-cell table:formula="of:=VALUE(RIGHT([.B29]; LEN([.B2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float" office:value="1705.11480711">
            <text:p>1705.11480711</text:p>
          </table:table-cell>
          <table:table-cell table:formula="of:=CONCATENATE(TRIM([.B29]);TRIM([.C29]))" office:value-type="string" office:string-value="w10Traversal">
            <text:p>w10Traversal</text:p>
          </table:table-cell>
        </table:table-row>
        <table:table-row table:style-name="ro2">
          <table:table-cell table:formula="of:=VALUE(RIGHT([.B30]; LEN([.B3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float" office:value="4959.819763185">
            <text:p>4959.819763185</text:p>
          </table:table-cell>
          <table:table-cell table:formula="of:=CONCATENATE(TRIM([.B30]);TRIM([.C30]))" office:value-type="string" office:string-value="w10Parsing">
            <text:p>w10Parsing</text:p>
          </table:table-cell>
        </table:table-row>
        <table:table-row table:style-name="ro3">
          <table:table-cell table:formula="of:=VALUE(RIGHT([.B31]; LEN([.B3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float" office:value="5822.128479005">
            <text:p>5822.128479005</text:p>
          </table:table-cell>
          <table:table-cell table:formula="of:=CONCATENATE(TRIM([.B31]);TRIM([.C31]))" office:value-type="string" office:string-value="w10Xpath">
            <text:p>w10Xpath</text:p>
          </table:table-cell>
        </table:table-row>
        <table:table-row table:style-name="ro2">
          <table:table-cell table:formula="of:=VALUE(RIGHT([.B32]; LEN([.B3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float" office:value="3564.3349609225">
            <text:p>3564.3349609225</text:p>
          </table:table-cell>
          <table:table-cell table:formula="of:=CONCATENATE(TRIM([.B32]);TRIM([.C32]))" office:value-type="string" office:string-value="w11Traversal">
            <text:p>w11Traversal</text:p>
          </table:table-cell>
        </table:table-row>
        <table:table-row table:style-name="ro2">
          <table:table-cell table:formula="of:=VALUE(RIGHT([.B33]; LEN([.B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float" office:value="9915.6099853525">
            <text:p>9915.6099853525</text:p>
          </table:table-cell>
          <table:table-cell table:formula="of:=CONCATENATE(TRIM([.B33]);TRIM([.C33]))" office:value-type="string" office:string-value="w11Parsing">
            <text:p>w11Parsing</text:p>
          </table:table-cell>
        </table:table-row>
        <table:table-row table:style-name="ro1">
          <table:table-cell table:formula="of:=VALUE(RIGHT([.B34]; LEN([.B3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float" office:value="11628.79711915">
            <text:p>11628.79711915</text:p>
          </table:table-cell>
          <table:table-cell table:formula="of:=CONCATENATE(TRIM([.B34]);TRIM([.C34]))" office:value-type="string" office:string-value="w11Xpath">
            <text:p>w11Xpath</text:p>
          </table:table-cell>
        </table:table-row>
        <table:table-row table:style-name="ro2">
          <table:table-cell table:formula="of:=VALUE(RIGHT([.B35]; LEN([.B3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float" office:value="6659.371765125">
            <text:p>6659.371765125</text:p>
          </table:table-cell>
          <table:table-cell table:formula="of:=CONCATENATE(TRIM([.B35]);TRIM([.C35]))" office:value-type="string" office:string-value="w12Traversal">
            <text:p>w12Traversal</text:p>
          </table:table-cell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float" office:value="19546.46154785">
            <text:p>19546.46154785</text:p>
          </table:table-cell>
          <table:table-cell table:formula="of:=CONCATENATE(TRIM([.B36]);TRIM([.C36]))" office:value-type="string" office:string-value="w12Parsing">
            <text:p>w12Parsing</text:p>
          </table:table-cell>
        </table:table-row>
        <table:table-row table:style-name="ro1">
          <table:table-cell table:formula="of:=VALUE(RIGHT([.B37]; LEN([.B3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float" office:value="23095.616943375">
            <text:p>23095.616943375</text:p>
          </table:table-cell>
          <table:table-cell table:formula="of:=CONCATENATE(TRIM([.B37]);TRIM([.C37]))" office:value-type="string" office:string-value="w12Xpath">
            <text:p>w12Xpath</text:p>
          </table:table-cell>
        </table:table-row>
      </table:table>
      <table:table table:name="ggplot2" table:style-name="ta1">
        <table:table-column table:style-name="co7" table:number-columns-repeated="7" table:default-cell-style-name="Default"/>
        <table:table-column table:style-name="co14" table:default-cell-style-name="Default"/>
        <table:table-row table:style-name="ro3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table:number-columns-repeated="2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$E$1:.$E$43]; CONCATENATE(TRIM([.B2]);TRIM([.$D$1])); [RefineB.$D$1:.$D$43])" office:value-type="float" office:value="3.9794921874925">
            <text:p>3.9794921875</text:p>
          </table:table-cell>
          <table:table-cell table:formula="of:=SUMIF([RefineB.$E$1:.$E$43]; CONCATENATE(TRIM([.B2]);TRIM([.$E$1])); [RefineB.$D$1:.$D$43])" office:value-type="float" office:value="9.4939575195325">
            <text:p>9.4939575195</text:p>
          </table:table-cell>
          <table:table-cell table:formula="of:=SUMIF([RefineB.$E$1:.$E$43]; CONCATENATE(TRIM([.B2]);TRIM([.$F$1])); [RefineB.$D$1:.$D$43])" office:value-type="float" office:value="11.1939086914">
            <text:p>11.1939086914</text:p>
          </table:table-cell>
          <table:table-cell/>
          <table:table-cell table:style-name="ce19" table:formula="of:=CONCATENATE(&quot;{&quot;;[.B2];&quot;} &amp; &quot;;&quot;{\tablenum[table-format=4.2]{&quot;;ROUND([.D2];2);&quot;}} &amp; &quot;;&quot;{\tablenum[table-format=4.2]{&quot;;ROUND([.E2];2);&quot;}} &amp; &quot;;&quot;{\tablenum[table-format=4.2]{&quot;;ROUND([.F2];2);&quot;}} &amp; &quot;;&quot;{\tablenum[table-format=4.2]{&quot;;ROUND([.D17];2);&quot;}} &amp; &quot;;&quot;{\tablenum[table-format=4.2]{&quot;;ROUND([.E17];2);&quot;}} &amp; &quot;;&quot;{\tablenum[table-format=4.2]{&quot;;ROUND([.F17];2);&quot;}} &amp; &quot;;&quot;{\tablenum[table-format=4.2]{&quot;;ROUND([.D32];2);&quot;}} &amp; &quot;;&quot;{\tablenum[table-format=4.2]{&quot;;ROUND([.E32];2);&quot;}} &amp; &quot;;&quot;{\tablenum[table-format=4.2]{&quot;;ROUND([.F32];2);&quot;}} \\ &quot;)" office:value-type="string" office:string-value="{w1} &amp; {\tablenum[table-format=4.2]{3.98}} &amp; {\tablenum[table-format=4.2]{9.49}} &amp; {\tablenum[table-format=4.2]{11.19}} &amp; {\tablenum[table-format=4.2]{0}} &amp; {\tablenum[table-format=4.2]{0}} &amp; {\tablenum[table-format=4.2]{0}} &amp; {\tablenum[table-format=4.2]{0}} &amp; {\tablenum[table-format=4.2]{0}} &amp; {\tablenum[table-format=4.2]{0}} \\ ">
            <text:p>{w1} &amp; {\tablenum[table-format=4.2]{3.98}} &amp; {\tablenum[table-format=4.2]{9.49}} &amp; {\tablenum[table-format=4.2]{11.19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$E$1:.$E$43]; CONCATENATE(TRIM([.B3]);TRIM([.$D$1])); [RefineB.$D$1:.$D$43])" office:value-type="float" office:value="7.374450683625">
            <text:p>7.3744506836</text:p>
          </table:table-cell>
          <table:table-cell table:formula="of:=SUMIF([RefineB.$E$1:.$E$43]; CONCATENATE(TRIM([.B3]);TRIM([.$E$1])); [RefineB.$D$1:.$D$43])" office:value-type="float" office:value="18.6964111328">
            <text:p>18.6964111328</text:p>
          </table:table-cell>
          <table:table-cell table:formula="of:=SUMIF([RefineB.$E$1:.$E$43]; CONCATENATE(TRIM([.B3]);TRIM([.$F$1])); [RefineB.$D$1:.$D$43])" office:value-type="float" office:value="21.803405761725">
            <text:p>21.8034057617</text:p>
          </table:table-cell>
          <table:table-cell table:number-columns-repeated="2"/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$E$1:.$E$43]; CONCATENATE(TRIM([.B4]);TRIM([.$D$1])); [RefineB.$D$1:.$D$43])" office:value-type="float" office:value="14.5014038086">
            <text:p>14.5014038086</text:p>
          </table:table-cell>
          <table:table-cell table:formula="of:=SUMIF([RefineB.$E$1:.$E$43]; CONCATENATE(TRIM([.B4]);TRIM([.$E$1])); [RefineB.$D$1:.$D$43])" office:value-type="float" office:value="37.991333007825">
            <text:p>37.9913330078</text:p>
          </table:table-cell>
          <table:table-cell table:formula="of:=SUMIF([RefineB.$E$1:.$E$43]; CONCATENATE(TRIM([.B4]);TRIM([.$F$1])); [RefineB.$D$1:.$D$43])" office:value-type="float" office:value="44.890502929675">
            <text:p>44.8905029297</text:p>
          </table:table-cell>
          <table:table-cell table:number-columns-repeated="2"/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$E$1:.$E$43]; CONCATENATE(TRIM([.B5]);TRIM([.$D$1])); [RefineB.$D$1:.$D$43])" office:value-type="float" office:value="27.405456543125">
            <text:p>27.4054565431</text:p>
          </table:table-cell>
          <table:table-cell table:formula="of:=SUMIF([RefineB.$E$1:.$E$43]; CONCATENATE(TRIM([.B5]);TRIM([.$E$1])); [RefineB.$D$1:.$D$43])" office:value-type="float" office:value="75.699890136725">
            <text:p>75.6998901367</text:p>
          </table:table-cell>
          <table:table-cell table:formula="of:=SUMIF([RefineB.$E$1:.$E$43]; CONCATENATE(TRIM([.B5]);TRIM([.$F$1])); [RefineB.$D$1:.$D$43])" office:value-type="float" office:value="88.79693603515">
            <text:p>88.7969360352</text:p>
          </table:table-cell>
          <table:table-cell table:number-columns-repeated="2"/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$E$1:.$E$43]; CONCATENATE(TRIM([.B6]);TRIM([.$D$1])); [RefineB.$D$1:.$D$43])" office:value-type="float" office:value="53.49005126975">
            <text:p>53.4900512698</text:p>
          </table:table-cell>
          <table:table-cell table:formula="of:=SUMIF([RefineB.$E$1:.$E$43]; CONCATENATE(TRIM([.B6]);TRIM([.$E$1])); [RefineB.$D$1:.$D$43])" office:value-type="float" office:value="152.44073486325">
            <text:p>152.4407348633</text:p>
          </table:table-cell>
          <table:table-cell table:formula="of:=SUMIF([RefineB.$E$1:.$E$43]; CONCATENATE(TRIM([.B6]);TRIM([.$F$1])); [RefineB.$D$1:.$D$43])" office:value-type="float" office:value="181.05932617175">
            <text:p>181.0593261718</text:p>
          </table:table-cell>
          <table:table-cell table:number-columns-repeated="2"/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$E$1:.$E$43]; CONCATENATE(TRIM([.B7]);TRIM([.$D$1])); [RefineB.$D$1:.$D$43])" office:value-type="float" office:value="104.34265136725">
            <text:p>104.3426513673</text:p>
          </table:table-cell>
          <table:table-cell table:formula="of:=SUMIF([RefineB.$E$1:.$E$43]; CONCATENATE(TRIM([.B7]);TRIM([.$E$1])); [RefineB.$D$1:.$D$43])" office:value-type="float" office:value="304.0778198245">
            <text:p>304.0778198245</text:p>
          </table:table-cell>
          <table:table-cell table:formula="of:=SUMIF([RefineB.$E$1:.$E$43]; CONCATENATE(TRIM([.B7]);TRIM([.$F$1])); [RefineB.$D$1:.$D$43])" office:value-type="float" office:value="359.9264526365">
            <text:p>359.9264526365</text:p>
          </table:table-cell>
          <table:table-cell table:number-columns-repeated="2"/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$E$1:.$E$43]; CONCATENATE(TRIM([.B8]);TRIM([.$D$1])); [RefineB.$D$1:.$D$43])" office:value-type="float" office:value="207.49053954925">
            <text:p>207.4905395493</text:p>
          </table:table-cell>
          <table:table-cell table:formula="of:=SUMIF([RefineB.$E$1:.$E$43]; CONCATENATE(TRIM([.B8]);TRIM([.$E$1])); [RefineB.$D$1:.$D$43])" office:value-type="float" office:value="602.7890625">
            <text:p>602.7890625</text:p>
          </table:table-cell>
          <table:table-cell table:formula="of:=SUMIF([RefineB.$E$1:.$E$43]; CONCATENATE(TRIM([.B8]);TRIM([.$F$1])); [RefineB.$D$1:.$D$43])" office:value-type="float" office:value="720.77667236325">
            <text:p>720.7766723633</text:p>
          </table:table-cell>
          <table:table-cell table:number-columns-repeated="2"/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$E$1:.$E$43]; CONCATENATE(TRIM([.B9]);TRIM([.$D$1])); [RefineB.$D$1:.$D$43])" office:value-type="float" office:value="414.6845703125">
            <text:p>414.6845703125</text:p>
          </table:table-cell>
          <table:table-cell table:formula="of:=SUMIF([RefineB.$E$1:.$E$43]; CONCATENATE(TRIM([.B9]);TRIM([.$E$1])); [RefineB.$D$1:.$D$43])" office:value-type="float" office:value="1222.3314209">
            <text:p>1222.3314209</text:p>
          </table:table-cell>
          <table:table-cell table:formula="of:=SUMIF([RefineB.$E$1:.$E$43]; CONCATENATE(TRIM([.B9]);TRIM([.$F$1])); [RefineB.$D$1:.$D$43])" office:value-type="float" office:value="1456.10668945">
            <text:p>1456.10668945</text:p>
          </table:table-cell>
          <table:table-cell table:number-columns-repeated="2"/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$E$1:.$E$43]; CONCATENATE(TRIM([.B10]);TRIM([.$D$1])); [RefineB.$D$1:.$D$43])" office:value-type="float" office:value="825.3220214825">
            <text:p>825.3220214825</text:p>
          </table:table-cell>
          <table:table-cell table:formula="of:=SUMIF([RefineB.$E$1:.$E$43]; CONCATENATE(TRIM([.B10]);TRIM([.$E$1])); [RefineB.$D$1:.$D$43])" office:value-type="float" office:value="2454.14416504">
            <text:p>2454.14416504</text:p>
          </table:table-cell>
          <table:table-cell table:formula="of:=SUMIF([RefineB.$E$1:.$E$43]; CONCATENATE(TRIM([.B10]);TRIM([.$F$1])); [RefineB.$D$1:.$D$43])" office:value-type="float" office:value="2892.75238037">
            <text:p>2892.75238037</text:p>
          </table:table-cell>
          <table:table-cell table:number-columns-repeated="2"/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$E$1:.$E$43]; CONCATENATE(TRIM([.B11]);TRIM([.$D$1])); [RefineB.$D$1:.$D$43])" office:value-type="float" office:value="1705.11480711">
            <text:p>1705.11480711</text:p>
          </table:table-cell>
          <table:table-cell table:formula="of:=SUMIF([RefineB.$E$1:.$E$43]; CONCATENATE(TRIM([.B11]);TRIM([.$E$1])); [RefineB.$D$1:.$D$43])" office:value-type="float" office:value="4959.819763185">
            <text:p>4959.819763185</text:p>
          </table:table-cell>
          <table:table-cell table:formula="of:=SUMIF([RefineB.$E$1:.$E$43]; CONCATENATE(TRIM([.B11]);TRIM([.$F$1])); [RefineB.$D$1:.$D$43])" office:value-type="float" office:value="5822.128479005">
            <text:p>5822.128479005</text:p>
          </table:table-cell>
          <table:table-cell table:number-columns-repeated="2"/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$E$1:.$E$43]; CONCATENATE(TRIM([.B12]);TRIM([.$D$1])); [RefineB.$D$1:.$D$43])" office:value-type="float" office:value="3564.3349609225">
            <text:p>3564.3349609225</text:p>
          </table:table-cell>
          <table:table-cell table:formula="of:=SUMIF([RefineB.$E$1:.$E$43]; CONCATENATE(TRIM([.B12]);TRIM([.$E$1])); [RefineB.$D$1:.$D$43])" office:value-type="float" office:value="9915.6099853525">
            <text:p>9915.6099853525</text:p>
          </table:table-cell>
          <table:table-cell table:formula="of:=SUMIF([RefineB.$E$1:.$E$43]; CONCATENATE(TRIM([.B12]);TRIM([.$F$1])); [RefineB.$D$1:.$D$43])" office:value-type="float" office:value="11628.79711915">
            <text:p>11628.79711915</text:p>
          </table:table-cell>
          <table:table-cell table:number-columns-repeated="2"/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$E$1:.$E$43]; CONCATENATE(TRIM([.B13]);TRIM([.$D$1])); [RefineB.$D$1:.$D$43])" office:value-type="float" office:value="6659.371765125">
            <text:p>6659.371765125</text:p>
          </table:table-cell>
          <table:table-cell table:formula="of:=SUMIF([RefineB.$E$1:.$E$43]; CONCATENATE(TRIM([.B13]);TRIM([.$E$1])); [RefineB.$D$1:.$D$43])" office:value-type="float" office:value="19546.46154785">
            <text:p>19546.46154785</text:p>
          </table:table-cell>
          <table:table-cell table:formula="of:=SUMIF([RefineB.$E$1:.$E$43]; CONCATENATE(TRIM([.B13]);TRIM([.$F$1])); [RefineB.$D$1:.$D$43])" office:value-type="float" office:value="23095.616943375">
            <text:p>23095.616943375</text:p>
          </table:table-cell>
          <table:table-cell table:number-columns-repeated="2"/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$E$1:.$E$43]; CONCATENATE(TRIM([.B14]);TRIM([.$D$1])); [RefineB.$D$1:.$D$43])" office:value-type="float" office:value="0">
            <text:p>0</text:p>
          </table:table-cell>
          <table:table-cell table:formula="of:=SUMIF([RefineB.$E$1:.$E$43]; CONCATENATE(TRIM([.B14]);TRIM([.$E$1])); [RefineB.$D$1:.$D$43])" office:value-type="float" office:value="0">
            <text:p>0</text:p>
          </table:table-cell>
          <table:table-cell table:formula="of:=SUMIF([RefineB.$E$1:.$E$43]; CONCATENATE(TRIM([.B14]);TRIM([.$F$1])); [RefineB.$D$1:.$D$43]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$E$1:.$E$43]; CONCATENATE(TRIM([.B15]);TRIM([.$D$1])); [RefineB.$D$1:.$D$43])" office:value-type="float" office:value="0">
            <text:p>0</text:p>
          </table:table-cell>
          <table:table-cell table:formula="of:=SUMIF([RefineB.$E$1:.$E$43]; CONCATENATE(TRIM([.B15]);TRIM([.$E$1])); [RefineB.$D$1:.$D$43])" office:value-type="float" office:value="0">
            <text:p>0</text:p>
          </table:table-cell>
          <table:table-cell table:formula="of:=SUMIF([RefineB.$E$1:.$E$43]; CONCATENATE(TRIM([.B15]);TRIM([.$F$1])); [RefineB.$D$1:.$D$43])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$E$1:.$E$43]; CONCATENATE(TRIM([.B16]);TRIM([.$D$1])); [RefineB.$D$1:.$D$43])" office:value-type="float" office:value="0">
            <text:p>0</text:p>
          </table:table-cell>
          <table:table-cell table:formula="of:=SUMIF([RefineB.$E$1:.$E$43]; CONCATENATE(TRIM([.B16]);TRIM([.$E$1])); [RefineB.$D$1:.$D$43])" office:value-type="float" office:value="0">
            <text:p>0</text:p>
          </table:table-cell>
          <table:table-cell table:formula="of:=SUMIF([RefineB.$E$1:.$E$43]; CONCATENATE(TRIM([.B16]);TRIM([.$F$1])); [RefineB.$D$1:.$D$43])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Raw Input'.A1:'Raw Input'.I61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</table:filter-and>
          </table:filter>
        </table:database-range>
      </table:database-ranges>
      <table:data-pilot-tables>
        <table:data-pilot-table table:name="DataPilot1" table:application-data="" table:target-range-address="'Pivot Table_RefineA_1'.A3:'Pivot Table_RefineA_1'.C40" table:buttons="'Pivot Table_RefineA_1'.A4 'Pivot Table_RefineA_1'.B4 'Pivot Table_RefineA_1'.C3" table:grand-total="none" table:show-filter-button="false" table:drill-down-on-double-click="false">
          <table:source-cell-range table:cell-range-address="RefineA.A1:RefineA.I49"/>
          <table:data-pilot-field table:source-field-name="Structure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raversal" table:orientation="data" table:used-hierarchy="0" table:function="average">
            <table:data-pilot-level table:show-empty="false">
              <table:data-pilot-members>
                <table:data-pilot-member table:name="3.9602050781" table:display="true" table:show-details="true"/>
                <table:data-pilot-member table:name="3.9792480468" table:display="true" table:show-details="true"/>
                <table:data-pilot-member table:name="3.9853515625" table:display="true" table:show-details="true"/>
                <table:data-pilot-member table:name="3.9931640626" table:display="true" table:show-details="true"/>
                <table:data-pilot-member table:name="7.3168945312" table:display="true" table:show-details="true"/>
                <table:data-pilot-member table:name="7.3720703126" table:display="true" table:show-details="true"/>
                <table:data-pilot-member table:name="7.3979492188" table:display="true" table:show-details="true"/>
                <table:data-pilot-member table:name="7.4108886719" table:display="true" table:show-details="true"/>
                <table:data-pilot-member table:name="14.4416503906" table:display="true" table:show-details="true"/>
                <table:data-pilot-member table:name="14.4499511719" table:display="true" table:show-details="true"/>
                <table:data-pilot-member table:name="14.5131835937" table:display="true" table:show-details="true"/>
                <table:data-pilot-member table:name="14.6008300782" table:display="true" table:show-details="true"/>
                <table:data-pilot-member table:name="27.2971191405" table:display="true" table:show-details="true"/>
                <table:data-pilot-member table:name="27.3195800783" table:display="true" table:show-details="true"/>
                <table:data-pilot-member table:name="27.431152344" table:display="true" table:show-details="true"/>
                <table:data-pilot-member table:name="27.5739746097" table:display="true" table:show-details="true"/>
                <table:data-pilot-member table:name="52.866455079" table:display="true" table:show-details="true"/>
                <table:data-pilot-member table:name="53.641845704" table:display="true" table:show-details="true"/>
                <table:data-pilot-member table:name="53.679199218" table:display="true" table:show-details="true"/>
                <table:data-pilot-member table:name="53.772705078" table:display="true" table:show-details="true"/>
                <table:data-pilot-member table:name="103.649658203" table:display="true" table:show-details="true"/>
                <table:data-pilot-member table:name="104.100585937" table:display="true" table:show-details="true"/>
                <table:data-pilot-member table:name="104.328857422" table:display="true" table:show-details="true"/>
                <table:data-pilot-member table:name="105.291503907" table:display="true" table:show-details="true"/>
                <table:data-pilot-member table:name="205.781982418" table:display="true" table:show-details="true"/>
                <table:data-pilot-member table:name="206.614746091" table:display="true" table:show-details="true"/>
                <table:data-pilot-member table:name="208.169677733" table:display="true" table:show-details="true"/>
                <table:data-pilot-member table:name="209.395751955" table:display="true" table:show-details="true"/>
                <table:data-pilot-member table:name="411.03125" table:display="true" table:show-details="true"/>
                <table:data-pilot-member table:name="411.36132812" table:display="true" table:show-details="true"/>
                <table:data-pilot-member table:name="417.78417969" table:display="true" table:show-details="true"/>
                <table:data-pilot-member table:name="418.56152344" table:display="true" table:show-details="true"/>
                <table:data-pilot-member table:name="819.63256835" table:display="true" table:show-details="true"/>
                <table:data-pilot-member table:name="822.51391602" table:display="true" table:show-details="true"/>
                <table:data-pilot-member table:name="823.16723633" table:display="true" table:show-details="true"/>
                <table:data-pilot-member table:name="835.97436523" table:display="true" table:show-details="true"/>
                <table:data-pilot-member table:name="1637.58569333" table:display="true" table:show-details="true"/>
                <table:data-pilot-member table:name="1645.49096683" table:display="true" table:show-details="true"/>
                <table:data-pilot-member table:name="1653.81347653" table:display="true" table:show-details="true"/>
                <table:data-pilot-member table:name="1883.56909175" table:display="true" table:show-details="true"/>
                <table:data-pilot-member table:name="3271.76000974" table:display="true" table:show-details="true"/>
                <table:data-pilot-member table:name="3539.65332029" table:display="true" table:show-details="true"/>
                <table:data-pilot-member table:name="3670.4272461" table:display="true" table:show-details="true"/>
                <table:data-pilot-member table:name="3775.49926756" table:display="true" table:show-details="true"/>
                <table:data-pilot-member table:name="6445.6079101" table:display="true" table:show-details="true"/>
                <table:data-pilot-member table:name="6527.9501954" table:display="true" table:show-details="true"/>
                <table:data-pilot-member table:name="6549.3437499" table:display="true" table:show-details="true"/>
                <table:data-pilot-member table:name="7114.58520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9.435546875" table:display="true" table:show-details="true"/>
                <table:data-pilot-member table:name="9.4736328125" table:display="true" table:show-details="true"/>
                <table:data-pilot-member table:name="9.5092773438" table:display="true" table:show-details="true"/>
                <table:data-pilot-member table:name="9.5573730469" table:display="true" table:show-details="true"/>
                <table:data-pilot-member table:name="18.5437011719" table:display="true" table:show-details="true"/>
                <table:data-pilot-member table:name="18.6857910156" table:display="true" table:show-details="true"/>
                <table:data-pilot-member table:name="18.7707519531" table:display="true" table:show-details="true"/>
                <table:data-pilot-member table:name="18.7854003906" table:display="true" table:show-details="true"/>
                <table:data-pilot-member table:name="37.7573242188" table:display="true" table:show-details="true"/>
                <table:data-pilot-member table:name="37.8317871094" table:display="true" table:show-details="true"/>
                <table:data-pilot-member table:name="38.0234375" table:display="true" table:show-details="true"/>
                <table:data-pilot-member table:name="38.3527832031" table:display="true" table:show-details="true"/>
                <table:data-pilot-member table:name="75.6140136719" table:display="true" table:show-details="true"/>
                <table:data-pilot-member table:name="75.6965332031" table:display="true" table:show-details="true"/>
                <table:data-pilot-member table:name="75.7338867188" table:display="true" table:show-details="true"/>
                <table:data-pilot-member table:name="75.7551269531" table:display="true" table:show-details="true"/>
                <table:data-pilot-member table:name="151.770751953" table:display="true" table:show-details="true"/>
                <table:data-pilot-member table:name="152.331787109" table:display="true" table:show-details="true"/>
                <table:data-pilot-member table:name="152.393554688" table:display="true" table:show-details="true"/>
                <table:data-pilot-member table:name="153.266845703" table:display="true" table:show-details="true"/>
                <table:data-pilot-member table:name="301.865478516" table:display="true" table:show-details="true"/>
                <table:data-pilot-member table:name="304.463134766" table:display="true" table:show-details="true"/>
                <table:data-pilot-member table:name="304.511962891" table:display="true" table:show-details="true"/>
                <table:data-pilot-member table:name="305.470703125" table:display="true" table:show-details="true"/>
                <table:data-pilot-member table:name="600.659179688" table:display="true" table:show-details="true"/>
                <table:data-pilot-member table:name="601.30859375" table:display="true" table:show-details="true"/>
                <table:data-pilot-member table:name="602.403320312" table:display="true" table:show-details="true"/>
                <table:data-pilot-member table:name="606.78515625" table:display="true" table:show-details="true"/>
                <table:data-pilot-member table:name="1204.55834961" table:display="true" table:show-details="true"/>
                <table:data-pilot-member table:name="1216.69360352" table:display="true" table:show-details="true"/>
                <table:data-pilot-member table:name="1233.2980957" table:display="true" table:show-details="true"/>
                <table:data-pilot-member table:name="1234.77563477" table:display="true" table:show-details="true"/>
                <table:data-pilot-member table:name="2440.03393555" table:display="true" table:show-details="true"/>
                <table:data-pilot-member table:name="2441.93334961" table:display="true" table:show-details="true"/>
                <table:data-pilot-member table:name="2447.73608398" table:display="true" table:show-details="true"/>
                <table:data-pilot-member table:name="2486.87329102" table:display="true" table:show-details="true"/>
                <table:data-pilot-member table:name="4942.19042969" table:display="true" table:show-details="true"/>
                <table:data-pilot-member table:name="4960.08862305" table:display="true" table:show-details="true"/>
                <table:data-pilot-member table:name="4960.99658203" table:display="true" table:show-details="true"/>
                <table:data-pilot-member table:name="4976.00341797" table:display="true" table:show-details="true"/>
                <table:data-pilot-member table:name="9848.32910156" table:display="true" table:show-details="true"/>
                <table:data-pilot-member table:name="9890.4206543" table:display="true" table:show-details="true"/>
                <table:data-pilot-member table:name="9934.01806641" table:display="true" table:show-details="true"/>
                <table:data-pilot-member table:name="9989.67211914" table:display="true" table:show-details="true"/>
                <table:data-pilot-member table:name="19487.9943848" table:display="true" table:show-details="true"/>
                <table:data-pilot-member table:name="19520.1391602" table:display="true" table:show-details="true"/>
                <table:data-pilot-member table:name="19575.4743652" table:display="true" table:show-details="true"/>
                <table:data-pilot-member table:name="19602.23828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path" table:orientation="data" table:used-hierarchy="0" table:function="average">
            <table:data-pilot-level table:show-empty="false">
              <table:data-pilot-members>
                <table:data-pilot-member table:name="11.1213378906" table:display="true" table:show-details="true"/>
                <table:data-pilot-member table:name="11.2099609375" table:display="true" table:show-details="true"/>
                <table:data-pilot-member table:name="11.2109375" table:display="true" table:show-details="true"/>
                <table:data-pilot-member table:name="11.2333984375" table:display="true" table:show-details="true"/>
                <table:data-pilot-member table:name="21.7717285156" table:display="true" table:show-details="true"/>
                <table:data-pilot-member table:name="21.7731933594" table:display="true" table:show-details="true"/>
                <table:data-pilot-member table:name="21.8212890625" table:display="true" table:show-details="true"/>
                <table:data-pilot-member table:name="21.8474121094" table:display="true" table:show-details="true"/>
                <table:data-pilot-member table:name="44.7150878906" table:display="true" table:show-details="true"/>
                <table:data-pilot-member table:name="44.8981933594" table:display="true" table:show-details="true"/>
                <table:data-pilot-member table:name="44.9387207031" table:display="true" table:show-details="true"/>
                <table:data-pilot-member table:name="45.0100097656" table:display="true" table:show-details="true"/>
                <table:data-pilot-member table:name="88.4885253906" table:display="true" table:show-details="true"/>
                <table:data-pilot-member table:name="88.6442871094" table:display="true" table:show-details="true"/>
                <table:data-pilot-member table:name="88.9567871094" table:display="true" table:show-details="true"/>
                <table:data-pilot-member table:name="89.0981445312" table:display="true" table:show-details="true"/>
                <table:data-pilot-member table:name="180.599609375" table:display="true" table:show-details="true"/>
                <table:data-pilot-member table:name="181.033691406" table:display="true" table:show-details="true"/>
                <table:data-pilot-member table:name="181.193359375" table:display="true" table:show-details="true"/>
                <table:data-pilot-member table:name="181.410644531" table:display="true" table:show-details="true"/>
                <table:data-pilot-member table:name="359.120849609" table:display="true" table:show-details="true"/>
                <table:data-pilot-member table:name="359.642578125" table:display="true" table:show-details="true"/>
                <table:data-pilot-member table:name="360.080566406" table:display="true" table:show-details="true"/>
                <table:data-pilot-member table:name="360.861816406" table:display="true" table:show-details="true"/>
                <table:data-pilot-member table:name="716.870849609" table:display="true" table:show-details="true"/>
                <table:data-pilot-member table:name="717.062011719" table:display="true" table:show-details="true"/>
                <table:data-pilot-member table:name="720.84765625" table:display="true" table:show-details="true"/>
                <table:data-pilot-member table:name="728.326171875" table:display="true" table:show-details="true"/>
                <table:data-pilot-member table:name="1444.15649414" table:display="true" table:show-details="true"/>
                <table:data-pilot-member table:name="1444.86474609" table:display="true" table:show-details="true"/>
                <table:data-pilot-member table:name="1464.80200195" table:display="true" table:show-details="true"/>
                <table:data-pilot-member table:name="1470.60351562" table:display="true" table:show-details="true"/>
                <table:data-pilot-member table:name="2879.51342773" table:display="true" table:show-details="true"/>
                <table:data-pilot-member table:name="2884.34716797" table:display="true" table:show-details="true"/>
                <table:data-pilot-member table:name="2890.78076172" table:display="true" table:show-details="true"/>
                <table:data-pilot-member table:name="2916.36816406" table:display="true" table:show-details="true"/>
                <table:data-pilot-member table:name="5798.02539062" table:display="true" table:show-details="true"/>
                <table:data-pilot-member table:name="5813.13183594" table:display="true" table:show-details="true"/>
                <table:data-pilot-member table:name="5826.67114258" table:display="true" table:show-details="true"/>
                <table:data-pilot-member table:name="5850.68554688" table:display="true" table:show-details="true"/>
                <table:data-pilot-member table:name="11588.4018555" table:display="true" table:show-details="true"/>
                <table:data-pilot-member table:name="11615.0749512" table:display="true" table:show-details="true"/>
                <table:data-pilot-member table:name="11644.3227539" table:display="true" table:show-details="true"/>
                <table:data-pilot-member table:name="11667.388916" table:display="true" table:show-details="true"/>
                <table:data-pilot-member table:name="23057.998291" table:display="true" table:show-details="true"/>
                <table:data-pilot-member table:name="23082.7702637" table:display="true" table:show-details="true"/>
                <table:data-pilot-member table:name="23104.5688477" table:display="true" table:show-details="true"/>
                <table:data-pilot-member table:name="23137.13037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18T03:34:44</dc:date>
    <dc:creator>Lighton Phiri</dc:creator>
    <meta:editing-duration>PT35M30S</meta:editing-duration>
    <meta:editing-cycles>3</meta:editing-cycles>
    <meta:document-statistic meta:table-count="6" meta:cell-count="1848" meta:object-count="0"/>
  </office:meta>
</office:document-meta>
</file>